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197" officeooo:paragraph-rsid="000d6197"/>
    </style:style>
    <style:style style:name="P2" style:family="paragraph" style:parent-style-name="Standard">
      <style:paragraph-properties fo:text-align="start" style:justify-single-word="false"/>
      <style:text-properties officeooo:rsid="000d6197" officeooo:paragraph-rsid="000d6197"/>
    </style:style>
    <style:style style:name="P3" style:family="paragraph" style:parent-style-name="Standard">
      <style:paragraph-properties fo:text-align="start" style:justify-single-word="false"/>
      <style:text-properties officeooo:paragraph-rsid="000d6197"/>
    </style:style>
    <style:style style:name="P4" style:family="paragraph" style:parent-style-name="Standard">
      <style:paragraph-properties fo:text-align="start" style:justify-single-word="false"/>
      <style:text-properties officeooo:rsid="000e5e1c" officeooo:paragraph-rsid="000e5e1c"/>
    </style:style>
    <style:style style:name="T1" style:family="text">
      <style:text-properties officeooo:rsid="000d6197"/>
    </style:style>
    <style:style style:name="T2" style:family="text">
      <style:text-properties officeooo:rsid="000e5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e rove<text:span text:style-name="T2">r</text:span></text:p>
      <text:p text:style-name="P1"/>
      <text:p text:style-name="P2"/>
      <text:p text:style-name="P4">Scénario principal</text:p>
      <text:p text:style-name="P4"/>
      <text:p text:style-name="P2"><text:tab/>1. L’utilisateur lance une partie en appuyant sur un bouton</text:p>
      <text:p text:style-name="P2"><text:tab/>2. Le programme principal se lance et affiche l’interface</text:p>
      <text:p text:style-name="P2"><text:tab/>3. L’utilisateur appuie sur la touche permettant d’avancer</text:p>
      <text:p text:style-name="P2"><text:tab/>4. Le rover virtuel avance tant que la touche est enfoncée</text:p>
      <text:p text:style-name="P2"><text:tab/>5. L’utilisateur appuie sur la touche permettant de reculer</text:p>
      <text:p text:style-name="P3"><text:span text:style-name="T1"><text:tab/>6. Le rover recule tant que la touche est enfoncée</text:span></text:p>
      <text:p text:style-name="P2"><text:tab/>7. L’utilisateur appuie sur la touche permettant de reculer</text:p>
      <text:p text:style-name="P2"><text:tab/>8. Le rover pivote sur lui-même tant que la touche est enfoncée</text:p>
      <text:p text:style-name="P3"><text:span text:style-name="T1"><text:tab/>9. L’utilisateur appuie sur la touche permettant d’ avancer</text:span></text:p>
      <text:p text:style-name="P3"><text:span text:style-name="T1"><text:tab/>10. Le rover avance tant que la touche est enfoncée</text:span></text:p>
      <text:p text:style-name="P3"><text:span text:style-name="T1"><text:tab/>11. L’utilisateur relache la touche avant de percuter un rocher</text:span></text:p>
      <text:p text:style-name="P2"><text:tab/>12. Le rover s’arrête</text:p>
      <text:p text:style-name="P2"><text:span text:style-name="T2"><text:tab/>1</text:span>3. L’utilisateur appuie sur la touche permettant de creuser</text:p>
      <text:p text:style-name="P2"><text:tab/>14. Le rover utilise sa foreuse pour détruire le rocher et en collecter un échantillon</text:p>
      <text:p text:style-name="P2"><text:tab/>15. L’utilisateur appuie sur la touche permettant de lancer une analyse</text:p>
      <text:p text:style-name="P2"><text:tab/>16. Le résultat de l’analyse est affiché à l’écran</text:p>
      <text:p text:style-name="P2"><text:tab/>17. L’utilisateur appuie sur la touche permettant de régler la vitesse</text:p>
      <text:p text:style-name="P2"><text:tab/>18. L’utilisateur augmente la vitesse du rover</text:p>
      <text:p text:style-name="P2"><text:tab/>19. L’utilisateur appuie sur la touche permettant d’avancer</text:p>
      <text:p text:style-name="P2"><text:tab/>20. Le rover avance plus rapidement qu’avant le changement de vitesse</text:p>
      <text:p text:style-name="P2"><text:tab/>21. L’utilisateur clique sur le bouton permettant d’afficher le menu</text:p>
      <text:p text:style-name="P2"><text:tab/>22. Le simulateur se met en pause et le menu s’affiche </text:p>
      <text:p text:style-name="P2"><text:tab/>2<text:span text:style-name="T2">3</text:span>. L’utilisateur clique sur le bouton «revenir à l’écran-titre»</text:p>
      <text:p text:style-name="P3"><text:span text:style-name="T1"><text:tab/>2</text:span><text:span text:style-name="T2">4</text:span><text:span text:style-name="T1">. Le programme retourne à l’écran d’accueil</text:span></text:p>
      <text:p text:style-name="P2"><text:tab/>2<text:span text:style-name="T2">5</text:span>. L’utilisateur clique sur le bouton «déconnexion»</text:p>
      <text:p text:style-name="P2"><text:tab/>2<text:span text:style-name="T2">6</text:span>. L’utilisateur est déconnecté de son compte</text:p>
      <text:p text:style-name="P2"><text:tab/>2<text:span text:style-name="T2">7</text:span>. L’utilisateur ferme le programme</text:p>
      <text:p text:style-name="P2"/>
      <text:p text:style-name="P4">Cas alternatif: </text:p>
      <text:p text:style-name="P4"/>
      <text:p text:style-name="P4"><text:tab/>11. L’utilisateur reste appuyé sur la touche</text:p>
      <text:p text:style-name="P4"><text:tab/>12. Le rover ne s’arrête pas et percute un rocher</text:p>
      <text:p text:style-name="P4"><text:tab/>13. Le système indique que le rover est bloqué par un rocher</text:p>
      <text:p text:style-name="P4"><text:tab/>14. Le rover est endommagé et perd des points de vie</text:p>
      <text:p text:style-name="P4"/>
      <text:p text:style-name="P4"><text:tab/>Le scénario reprend à l’étape 13</text:p>
      <text:p text:style-name="P4"/>
      <text:p text:style-name="P4">Cas d’exception:</text:p>
      <text:p text:style-name="P4"/>
      <text:p text:style-name="P4"><text:tab/>11. L’utilisateur reste appuyé sur la touche</text:p>
      <text:p text:style-name="P4"><text:tab/>12. Le rover ne s’arrête pas et continue d’avancer jusqu’à tomber du haut d’une montagne</text:p>
      <text:p text:style-name="P4"><text:tab/>13. Le rover tombe à court de points de vie</text:p>
      <text:p text:style-name="P4"><text:tab/>14. Le système indique que le rover est trop endommagé pour continuer sa mission</text:p>
      <text:p text:style-name="P4"><text:tab/>15. Le système indique que la partie est terminée</text:p>
      <text:p text:style-name="P4"><text:tab/></text:p>
      <text:p text:style-name="P4"><text:tab/>Le scénario reprend à l’étape 24</text:p>
      <text:p text:style-name="P4"/>
      <text:p text:style-name="P4"><text:soft-page-break/><text:tab/>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8:07:05.608543059</meta:creation-date>
    <dc:date>2024-03-19T18:29:06.991034251</dc:date>
    <meta:editing-duration>PT9M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366" meta:character-count="2232" meta:non-whitespace-character-count="1865"/>
  </office:meta>
</office:document-meta>
</file>